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text-properties fo:color="#000000" loext:opacity="100%"/>
    </style:style>
    <style:style style:name="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76ca3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1e8d07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76ca3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1e8d07" style:font-size-asian="12pt" style:font-name-complex="Times New Roman1" style:font-size-complex="12pt"/>
    </style:style>
    <style:style style:name="P12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officeooo:paragraph-rsid="00252130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e8d07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252130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252130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bold" officeooo:paragraph-rsid="00252130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rsid="00252130" officeooo:paragraph-rsid="00252130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rsid="00252130" officeooo:paragraph-rsid="00252130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weight="normal" officeooo:rsid="00252130" officeooo:paragraph-rsid="001e8d07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weight="normal" officeooo:paragraph-rsid="00176ca3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officeooo:paragraph-rsid="00252130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d0267" style:font-size-asian="12pt" style:font-name-complex="Times New Roman1" style:font-size-complex="12pt"/>
    </style:style>
    <style:style style:name="T4" style:family="text">
      <style:text-properties officeooo:rsid="00252130"/>
    </style:style>
    <style:style style:name="T5" style:family="text">
      <style:text-properties style:font-name="Consolas" fo:font-size="12pt" style:font-size-asian="12pt" style:font-name-complex="Times New Roman1" style:font-size-complex="12pt"/>
    </style:style>
    <style:style style:name="T6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7" style:family="text">
      <style:text-properties fo:font-variant="normal" fo:text-transform="none" style:font-name="Times New Roman" fo:font-size="12pt" fo:font-style="normal" fo:font-weight="normal" style:font-size-asian="12pt" style:font-weight-asian="normal" style:font-name-complex="Times New Roman1" style:font-size-complex="12pt" style:font-weight-complex="normal"/>
    </style:style>
    <style:style style:name="T8" style:family="text">
      <style:text-properties fo:font-variant="normal" fo:text-transform="none" style:font-name="Times New Roman" fo:font-size="12pt" fo:font-style="normal" fo:font-weight="normal" officeooo:rsid="00203ef9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font-variant="normal" fo:text-transform="none" style:font-name="Times New Roman" fo:font-size="12pt" fo:font-style="normal" fo:font-weight="normal" officeooo:rsid="0027cbf2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variant="normal" fo:text-transform="none" style:font-name="Times New Roman" fo:font-size="12pt" fo:font-style="normal" fo:font-weight="normal" officeooo:rsid="00252130" style:font-size-asian="12pt" style:font-weight-asian="normal" style:font-name-complex="Times New Roman1" style:font-size-complex="12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52130" style:font-weight-asian="bold" style:font-weight-complex="bold"/>
    </style:style>
    <style:style style:name="T13" style:family="text">
      <style:text-properties fo:font-weight="bold" officeooo:rsid="0027cbf2" style:font-weight-asian="bold" style:font-weight-complex="bold"/>
    </style:style>
    <style:style style:name="T14" style:family="text">
      <style:text-properties officeooo:rsid="0027cb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Постановка задачи</text:p>
      <text:p text:style-name="P25"><text:span text:style-name="T8">С</text:span><text:span text:style-name="T10">оздать класс </text:span><text:span text:style-name="T9">String</text:span><text:span text:style-name="T10">, </text:span><text:span text:style-name="T9">содержащий в себе строку, её характеристики и методы для работы с ней</text:span></text:p>
      <text:p text:style-name="P3">Исходные тексты программы</text:p>
      <text:p text:style-name="P4"><text:span text:style-name="T1">Файлы с исходными текстами лабораторной работы (полагаем </text:span><text:span text:style-name="T5">&lt;</text:span><text:span text:style-name="T6">ROOT</text:span><text:span text:style-name="T5">&gt;</text:span><text:span text:style-name="T1"> для папки в котором располагаются исходные тексты):</text:span></text:p>
      <text:p text:style-name="P5">./&lt;ROOT&gt;/main.cpp</text:p>
      <text:p text:style-name="P13">#include &lt;iostream&gt;</text:p>
      <text:p text:style-name="P13">#include &lt;cstddef&gt;</text:p>
      <text:p text:style-name="P13">#include "String.h"</text:p>
      <text:p text:style-name="P13"/>
      <text:p text:style-name="P13">int main()</text:p>
      <text:p text:style-name="P13">{</text:p>
      <text:p text:style-name="P13"><text:s text:c="2"/>rebdev::String str1;</text:p>
      <text:p text:style-name="P13"><text:s text:c="2"/>const char * str2Char = "string2";</text:p>
      <text:p text:style-name="P13"><text:s text:c="2"/>rebdev::String str2(str2Char);</text:p>
      <text:p text:style-name="P13"><text:s text:c="2"/>rebdev::String str3(str2);</text:p>
      <text:p text:style-name="P13"><text:s text:c="2"/>const char * str4Char = "string4";</text:p>
      <text:p text:style-name="P13"><text:s text:c="2"/>rebdev::String str4(str4Char);</text:p>
      <text:p text:style-name="P13"/>
      <text:p text:style-name="P13"><text:s text:c="2"/>std::cout &lt;&lt; "compare 2 and 3: " &lt;&lt; str2.compare(str3) &lt;&lt; '\n';</text:p>
      <text:p text:style-name="P13"><text:s text:c="2"/>std::cout &lt;&lt; "compare 2 and 4: " &lt;&lt; str2.compare(str4) &lt;&lt; '\n';</text:p>
      <text:p text:style-name="P13"/>
      <text:p text:style-name="P13"><text:s text:c="2"/>rebdev::String str7(str2.insert(2, "ok"));</text:p>
      <text:p text:style-name="P13"><text:s text:c="2"/>rebdev::String str8(str7 + str3);</text:p>
      <text:p text:style-name="P13"><text:s text:c="2"/>size_t i = 0;</text:p>
      <text:p text:style-name="P13"/>
      <text:p text:style-name="P13"><text:s text:c="2"/>std::cout &lt;&lt; "insert ok in 2:";</text:p>
      <text:p text:style-name="P13"><text:s text:c="2"/>while (str7[i] != '\0')</text:p>
      <text:p text:style-name="P13"><text:s text:c="2"/>{</text:p>
      <text:p text:style-name="P13"><text:s text:c="4"/>std::cout &lt;&lt; str7[i];</text:p>
      <text:p text:style-name="P13"><text:s text:c="4"/>i += 1;</text:p>
      <text:p text:style-name="P13"><text:s text:c="2"/>}</text:p>
      <text:p text:style-name="P13"><text:s text:c="2"/>i = 0;</text:p>
      <text:p text:style-name="P13"/>
      <text:p text:style-name="P13"><text:s text:c="2"/>std::cout &lt;&lt; "7 + 3:";</text:p>
      <text:p text:style-name="P13"><text:s text:c="2"/>while (str8[i] != '\0')</text:p>
      <text:p text:style-name="P13"><text:s text:c="2"/>{</text:p>
      <text:p text:style-name="P13"><text:s text:c="4"/>std::cout &lt;&lt; str8[i];</text:p>
      <text:p text:style-name="P13"><text:s text:c="4"/>i += 1;</text:p>
      <text:p text:style-name="P13"><text:s text:c="2"/>}</text:p>
      <text:p text:style-name="P13"><text:s text:c="2"/>i = 0;</text:p>
      <text:p text:style-name="P13"/>
      <text:p text:style-name="P13"><text:s text:c="2"/>return 0;</text:p>
      <text:p text:style-name="P13">}</text:p>
      <text:p text:style-name="P6"/>
      <text:p text:style-name="P7">./&lt;ROOT&gt;/<text:span text:style-name="T14">String.h</text:span></text:p>
      <text:p text:style-name="P24">#ifndef STRING_H</text:p>
      <text:p text:style-name="P13">#define STRING_H</text:p>
      <text:p text:style-name="P13">#include &lt;cstddef&gt;</text:p>
      <text:p text:style-name="P13">namespace rebdev</text:p>
      <text:p text:style-name="P13"><text:soft-page-break/>{</text:p>
      <text:p text:style-name="P13"><text:s text:c="2"/>class String</text:p>
      <text:p text:style-name="P13"><text:s text:c="2"/>{</text:p>
      <text:p text:style-name="P13"><text:s text:c="4"/>public:</text:p>
      <text:p text:style-name="P13"><text:s text:c="6"/>String();</text:p>
      <text:p text:style-name="P13"><text:s text:c="6"/>String(const char * str);</text:p>
      <text:p text:style-name="P13"><text:s text:c="6"/>String(const String&amp; str);</text:p>
      <text:p text:style-name="P13"><text:s text:c="6"/>String(String&amp;&amp; str) noexcept;</text:p>
      <text:p text:style-name="P13"><text:s text:c="6"/>~String ();</text:p>
      <text:p text:style-name="P13"/>
      <text:p text:style-name="P13"><text:s text:c="6"/>String&amp; operator= (const char* str);</text:p>
      <text:p text:style-name="P13"><text:s text:c="6"/>String&amp; operator= (String&amp;&amp; str) noexcept;</text:p>
      <text:p text:style-name="P13"><text:s text:c="6"/>char&amp; operator[] (size_t pos) const;</text:p>
      <text:p text:style-name="P13"><text:s text:c="6"/>String&amp; append (const String&amp; str);</text:p>
      <text:p text:style-name="P13"><text:s text:c="6"/>String&amp; operator+ (const String&amp; str);</text:p>
      <text:p text:style-name="P13"><text:s text:c="6"/>String&amp; insert (size_t pos, const char* str);</text:p>
      <text:p text:style-name="P13"><text:s text:c="6"/>int compare (const String&amp; str);</text:p>
      <text:p text:style-name="P13"><text:s text:c="4"/>private:</text:p>
      <text:p text:style-name="P13"><text:s text:c="6"/>size_t size_;</text:p>
      <text:p text:style-name="P13"><text:s text:c="6"/>size_t capacity_;</text:p>
      <text:p text:style-name="P13"><text:s text:c="6"/>char * pointer_;</text:p>
      <text:p text:style-name="P13"><text:s text:c="2"/>};</text:p>
      <text:p text:style-name="P13">}</text:p>
      <text:p text:style-name="P13">#endif</text:p>
      <text:p text:style-name="P6"/>
      <text:p text:style-name="P10"><text:span text:style-name="T11">./&lt;ROOT&gt;/</text:span><text:span text:style-name="T13">String.cpp</text:span></text:p>
      <text:p text:style-name="P24">#include "String.h"</text:p>
      <text:p text:style-name="P13"/>
      <text:p text:style-name="P13">rebdev::String::String():</text:p>
      <text:p text:style-name="P13"><text:s text:c="2"/>size_(0),</text:p>
      <text:p text:style-name="P13"><text:s text:c="2"/>capacity_(0),</text:p>
      <text:p text:style-name="P13"><text:s text:c="2"/>pointer_(nullptr)</text:p>
      <text:p text:style-name="P13">{};</text:p>
      <text:p text:style-name="P13"/>
      <text:p text:style-name="P13">rebdev::String::String(const char * str):</text:p>
      <text:p text:style-name="P13"><text:s text:c="2"/>size_(0),</text:p>
      <text:p text:style-name="P13"><text:s text:c="2"/>capacity_(0),</text:p>
      <text:p text:style-name="P13"><text:s text:c="2"/>pointer_(nullptr)</text:p>
      <text:p text:style-name="P13">{</text:p>
      <text:p text:style-name="P13"><text:s text:c="2"/>if (pointer_ != nullptr)</text:p>
      <text:p text:style-name="P13"><text:s text:c="2"/>{</text:p>
      <text:p text:style-name="P13"><text:s text:c="4"/>delete[] pointer_;</text:p>
      <text:p text:style-name="P13"><text:s text:c="2"/>}</text:p>
      <text:p text:style-name="P13"/>
      <text:p text:style-name="P13"><text:s text:c="2"/>size_ = 0;</text:p>
      <text:p text:style-name="P13"><text:s text:c="2"/>while (str[size_] != '\0')</text:p>
      <text:p text:style-name="P13"><text:s text:c="2"/>{</text:p>
      <text:p text:style-name="P13"><text:s text:c="4"/>size_ += 1;</text:p>
      <text:p text:style-name="P13"><text:s text:c="2"/>}</text:p>
      <text:p text:style-name="P13"/>
      <text:p text:style-name="P13"><text:s text:c="2"/>pointer_ = new char[size_];</text:p>
      <text:p text:style-name="P13"><text:s text:c="2"/>for (size_t i = 0; i &lt; size_; ++i)</text:p>
      <text:p text:style-name="P13"><text:s text:c="2"/>{</text:p>
      <text:p text:style-name="P13"><text:s text:c="4"/>pointer_[i] = str[i];</text:p>
      <text:p text:style-name="P13"><text:soft-page-break/><text:s text:c="2"/>}</text:p>
      <text:p text:style-name="P13"><text:s text:c="2"/>capacity_ = (size_ * sizeof(char));</text:p>
      <text:p text:style-name="P13">};</text:p>
      <text:p text:style-name="P13"/>
      <text:p text:style-name="P13">rebdev::String::String(const String&amp; str):</text:p>
      <text:p text:style-name="P13"><text:s text:c="2"/>size_(0),</text:p>
      <text:p text:style-name="P13"><text:s text:c="2"/>capacity_(0),</text:p>
      <text:p text:style-name="P13"><text:s text:c="2"/>pointer_(nullptr)</text:p>
      <text:p text:style-name="P13">{</text:p>
      <text:p text:style-name="P13"><text:s text:c="2"/>while (str[size_] != '2')</text:p>
      <text:p text:style-name="P13"><text:s text:c="2"/>{</text:p>
      <text:p text:style-name="P13"><text:s text:c="4"/>size_ += 1;</text:p>
      <text:p text:style-name="P13"><text:s text:c="2"/>}</text:p>
      <text:p text:style-name="P13"/>
      <text:p text:style-name="P13"><text:s text:c="2"/>pointer_ = new char[size_];</text:p>
      <text:p text:style-name="P13"><text:s text:c="2"/>for (size_t i = 0; i &lt; size_; ++i)</text:p>
      <text:p text:style-name="P13"><text:s text:c="2"/>{</text:p>
      <text:p text:style-name="P13"><text:s text:c="4"/>pointer_[i] = str[i];</text:p>
      <text:p text:style-name="P13"><text:s text:c="2"/>}</text:p>
      <text:p text:style-name="P13"><text:s text:c="2"/>capacity_ = (size_ * sizeof(char));</text:p>
      <text:p text:style-name="P13">};</text:p>
      <text:p text:style-name="P13"/>
      <text:p text:style-name="P13">rebdev::String::String(String&amp;&amp; str) noexcept:</text:p>
      <text:p text:style-name="P13"><text:s text:c="2"/>size_(0),</text:p>
      <text:p text:style-name="P13"><text:s text:c="2"/>capacity_(0),</text:p>
      <text:p text:style-name="P13"><text:s text:c="2"/>pointer_(nullptr)</text:p>
      <text:p text:style-name="P13">{</text:p>
      <text:p text:style-name="P13"><text:s text:c="2"/>while (str[size_] != '\0')</text:p>
      <text:p text:style-name="P13"><text:s text:c="2"/>{</text:p>
      <text:p text:style-name="P13"><text:s text:c="4"/>size_ += 1;</text:p>
      <text:p text:style-name="P13"><text:s text:c="2"/>}</text:p>
      <text:p text:style-name="P13"/>
      <text:p text:style-name="P13"><text:s text:c="2"/>pointer_ = new char[size_];</text:p>
      <text:p text:style-name="P13"><text:s text:c="2"/>for (size_t i = 0; i &lt; size_; ++i)</text:p>
      <text:p text:style-name="P13"><text:s text:c="2"/>{</text:p>
      <text:p text:style-name="P13"><text:s text:c="4"/>pointer_[i] = str[i];</text:p>
      <text:p text:style-name="P13"><text:s text:c="2"/>}</text:p>
      <text:p text:style-name="P13"><text:s text:c="2"/>capacity_ = (size_ * sizeof(char));</text:p>
      <text:p text:style-name="P13">};</text:p>
      <text:p text:style-name="P13"/>
      <text:p text:style-name="P13">rebdev::String::~String ()</text:p>
      <text:p text:style-name="P13">{</text:p>
      <text:p text:style-name="P13"><text:s text:c="2"/>delete[] pointer_;</text:p>
      <text:p text:style-name="P13">};</text:p>
      <text:p text:style-name="P13"/>
      <text:p text:style-name="P13"/>
      <text:p text:style-name="P13">rebdev::String&amp; rebdev::String::operator= (const char* str)</text:p>
      <text:p text:style-name="P13">{</text:p>
      <text:p text:style-name="P13"><text:s text:c="2"/>if (pointer_ != nullptr)</text:p>
      <text:p text:style-name="P13"><text:s text:c="2"/>{</text:p>
      <text:p text:style-name="P13"><text:s text:c="4"/>delete[] pointer_;</text:p>
      <text:p text:style-name="P13"><text:s text:c="2"/>}</text:p>
      <text:p text:style-name="P13"/>
      <text:p text:style-name="P13"><text:s text:c="2"/>size_ = 0;</text:p>
      <text:p text:style-name="P13"><text:soft-page-break/><text:s text:c="2"/>while (str[size_] != '\0')</text:p>
      <text:p text:style-name="P13"><text:s text:c="2"/>{</text:p>
      <text:p text:style-name="P13"><text:s text:c="4"/>size_ += 1;</text:p>
      <text:p text:style-name="P13"><text:s text:c="2"/>}</text:p>
      <text:p text:style-name="P13"/>
      <text:p text:style-name="P13"><text:s text:c="2"/>pointer_ = new char[size_];</text:p>
      <text:p text:style-name="P13"><text:s text:c="2"/>for (size_t i = 0; i &lt; size_; ++i)</text:p>
      <text:p text:style-name="P13"><text:s text:c="2"/>{</text:p>
      <text:p text:style-name="P13"><text:s text:c="4"/>pointer_[i] = str[i];</text:p>
      <text:p text:style-name="P13"><text:s text:c="2"/>}</text:p>
      <text:p text:style-name="P13"><text:s text:c="2"/>capacity_ = (size_ * sizeof(char));</text:p>
      <text:p text:style-name="P13"><text:s text:c="2"/>return *this;</text:p>
      <text:p text:style-name="P13">};</text:p>
      <text:p text:style-name="P13"/>
      <text:p text:style-name="P13">rebdev::String&amp; rebdev::String::operator= (String&amp;&amp; str) noexcept</text:p>
      <text:p text:style-name="P13">{</text:p>
      <text:p text:style-name="P13"><text:s text:c="2"/>size_ = 0;</text:p>
      <text:p text:style-name="P13"><text:s text:c="2"/>while (str[size_] != '\0')</text:p>
      <text:p text:style-name="P13"><text:s text:c="2"/>{</text:p>
      <text:p text:style-name="P13"><text:s text:c="4"/>size_ += 1;</text:p>
      <text:p text:style-name="P13"><text:s text:c="2"/>}</text:p>
      <text:p text:style-name="P13"/>
      <text:p text:style-name="P13"><text:s text:c="2"/>pointer_ = new char[size_];</text:p>
      <text:p text:style-name="P13"><text:s text:c="2"/>for (size_t i = 0; i &lt; size_; ++i)</text:p>
      <text:p text:style-name="P13"><text:s text:c="2"/>{</text:p>
      <text:p text:style-name="P13"><text:s text:c="4"/>pointer_[i] = str[i];</text:p>
      <text:p text:style-name="P13"><text:s text:c="2"/>}</text:p>
      <text:p text:style-name="P13"><text:s text:c="2"/>capacity_ = (size_ * sizeof(char));</text:p>
      <text:p text:style-name="P13"><text:s text:c="2"/>return *this;</text:p>
      <text:p text:style-name="P13">};</text:p>
      <text:p text:style-name="P13"/>
      <text:p text:style-name="P13">char&amp; rebdev::String::operator[] (size_t pos) const</text:p>
      <text:p text:style-name="P13">{</text:p>
      <text:p text:style-name="P13"><text:s text:c="2"/>if ((pos &gt;= 0) &amp;&amp; (pos &lt; size_))</text:p>
      <text:p text:style-name="P13"><text:s text:c="2"/>{</text:p>
      <text:p text:style-name="P13"><text:s text:c="4"/>return pointer_[pos];</text:p>
      <text:p text:style-name="P13"><text:s text:c="2"/>}</text:p>
      <text:p text:style-name="P13"><text:s text:c="2"/>return pointer_[size_ - 1];</text:p>
      <text:p text:style-name="P13">};</text:p>
      <text:p text:style-name="P13"/>
      <text:p text:style-name="P13">rebdev::String&amp; rebdev::String::append (const String&amp; str)</text:p>
      <text:p text:style-name="P13">{</text:p>
      <text:p text:style-name="P13"><text:s text:c="2"/>return (*this + str);</text:p>
      <text:p text:style-name="P13">};</text:p>
      <text:p text:style-name="P13"/>
      <text:p text:style-name="P13">rebdev::String&amp; rebdev::String::operator+ (const String&amp; str)</text:p>
      <text:p text:style-name="P13">{</text:p>
      <text:p text:style-name="P13"><text:s text:c="2"/>size_t size2 = 0;</text:p>
      <text:p text:style-name="P13"><text:s text:c="2"/>while (str[size2] != '\0')</text:p>
      <text:p text:style-name="P13"><text:s text:c="2"/>{</text:p>
      <text:p text:style-name="P13"><text:s text:c="4"/>size2 += 1;</text:p>
      <text:p text:style-name="P13"><text:s text:c="2"/>}</text:p>
      <text:p text:style-name="P13"><text:s text:c="2"/>char * pointer = new char[size_ + size2];</text:p>
      <text:p text:style-name="P13"><text:s text:c="2"/>for (size_t i = 0; i &lt; size_; ++ i)</text:p>
      <text:p text:style-name="P13"><text:soft-page-break/><text:s text:c="2"/>{</text:p>
      <text:p text:style-name="P13"><text:s text:c="4"/>pointer[i] = pointer_[i];</text:p>
      <text:p text:style-name="P13"><text:s text:c="2"/>}</text:p>
      <text:p text:style-name="P13"><text:s text:c="2"/>for (size_t i = 0; i &lt; size2; ++i)</text:p>
      <text:p text:style-name="P13"><text:s text:c="2"/>{</text:p>
      <text:p text:style-name="P13"><text:s text:c="4"/>pointer[size_ + i] = str[i];</text:p>
      <text:p text:style-name="P13"><text:s text:c="2"/>}</text:p>
      <text:p text:style-name="P13"><text:s text:c="2"/>delete[] pointer_;</text:p>
      <text:p text:style-name="P13"><text:s text:c="2"/>pointer_ = pointer;</text:p>
      <text:p text:style-name="P13"><text:s text:c="2"/>pointer = nullptr;</text:p>
      <text:p text:style-name="P13"><text:s text:c="2"/>return *this;</text:p>
      <text:p text:style-name="P13">};</text:p>
      <text:p text:style-name="P13"/>
      <text:p text:style-name="P13">rebdev::String&amp; rebdev::String::insert (size_t pos, const char* str)</text:p>
      <text:p text:style-name="P13">{</text:p>
      <text:p text:style-name="P13"><text:s text:c="2"/>size_t size2 = 0;</text:p>
      <text:p text:style-name="P13"><text:s text:c="2"/>while (str[size2] != '\0')</text:p>
      <text:p text:style-name="P13"><text:s text:c="2"/>{</text:p>
      <text:p text:style-name="P13"><text:s text:c="4"/>size2 += 1;</text:p>
      <text:p text:style-name="P13"><text:s text:c="2"/>}</text:p>
      <text:p text:style-name="P13"><text:s text:c="2"/>char * pointer = new char[size_ + size2];</text:p>
      <text:p text:style-name="P13"><text:s text:c="2"/>for (size_t i = 0; i &lt; pos; ++ i)</text:p>
      <text:p text:style-name="P13"><text:s text:c="2"/>{</text:p>
      <text:p text:style-name="P13"><text:s text:c="4"/>pointer[i] = pointer_[i];</text:p>
      <text:p text:style-name="P13"><text:s text:c="2"/>}</text:p>
      <text:p text:style-name="P13"><text:s text:c="2"/>for (size_t i = 0; i &lt; size2; ++i)</text:p>
      <text:p text:style-name="P13"><text:s text:c="2"/>{</text:p>
      <text:p text:style-name="P13"><text:s text:c="4"/>pointer[pos + i] = str[i];</text:p>
      <text:p text:style-name="P13"><text:s text:c="2"/>}</text:p>
      <text:p text:style-name="P13"><text:s text:c="2"/>for (size_t i = pos; i &lt; size_; ++i)</text:p>
      <text:p text:style-name="P13"><text:s text:c="2"/>{</text:p>
      <text:p text:style-name="P13"><text:s text:c="4"/>pointer[pos + size2 + i] = pointer_[i];</text:p>
      <text:p text:style-name="P13"><text:s text:c="2"/>}</text:p>
      <text:p text:style-name="P13"><text:s text:c="2"/>delete[] pointer_;</text:p>
      <text:p text:style-name="P13"><text:s text:c="2"/>pointer_ = pointer;</text:p>
      <text:p text:style-name="P13"><text:s text:c="2"/>pointer = nullptr;</text:p>
      <text:p text:style-name="P13"/>
      <text:p text:style-name="P13"><text:s text:c="2"/>return *this;</text:p>
      <text:p text:style-name="P13">};</text:p>
      <text:p text:style-name="P13">int rebdev::String::compare (const String&amp; str)</text:p>
      <text:p text:style-name="P13">{</text:p>
      <text:p text:style-name="P13"><text:s text:c="2"/>size_t size2 = 0;</text:p>
      <text:p text:style-name="P13"><text:s text:c="2"/>while (str[size2] != '\0')</text:p>
      <text:p text:style-name="P13"><text:s text:c="2"/>{</text:p>
      <text:p text:style-name="P13"><text:s text:c="4"/>size2 += 1;</text:p>
      <text:p text:style-name="P13"><text:s text:c="2"/>}</text:p>
      <text:p text:style-name="P13"><text:s text:c="2"/>if (size2 != size_)</text:p>
      <text:p text:style-name="P13"><text:s text:c="2"/>{</text:p>
      <text:p text:style-name="P13"><text:s text:c="4"/>return ((size_ &gt; size2)? 1: -1);</text:p>
      <text:p text:style-name="P13"><text:s text:c="2"/>}</text:p>
      <text:p text:style-name="P13"><text:s text:c="2"/>for (size_t i = 0; i &lt; size_; ++i)</text:p>
      <text:p text:style-name="P13"><text:s text:c="2"/>{</text:p>
      <text:p text:style-name="P13"><text:s text:c="4"/>if (pointer_[i] != str[i])</text:p>
      <text:p text:style-name="P13"><text:s text:c="4"/>{</text:p>
      <text:p text:style-name="P13"><text:soft-page-break/><text:s text:c="6"/>return ((pointer_[i] &gt; str[i])? 1: -1);</text:p>
      <text:p text:style-name="P13"><text:s text:c="4"/>}</text:p>
      <text:p text:style-name="P13"><text:s text:c="2"/>}</text:p>
      <text:p text:style-name="P13"><text:s text:c="2"/>return 0;</text:p>
      <text:p text:style-name="P13">};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555cd" style:font-size-asian="12pt" style:font-name-complex="Times New Roman1" style:font-size-complex="12pt"/>
    </style:style>
    <style:style style:name="MT3" style:family="text">
      <style:text-properties style:font-name="Times New Roman" fo:font-size="12pt" officeooo:rsid="000d0267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3">5</text:span><text:span text:style-name="MT2">130904/30008</text:span></text:p>
        <text:p text:style-name="MP2">Лабораторная работа: «Класс для работы со строками»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28</meta:editing-cycles>
    <meta:creation-date>2022-04-04T20:17:00</meta:creation-date>
    <dc:date>2024-01-02T13:55:45.026444744</dc:date>
    <meta:editing-duration>PT18H38M40S</meta:editing-duration>
    <meta:generator>LibreOffice/7.3.7.2$Linux_X86_64 LibreOffice_project/30$Build-2</meta:generator>
    <meta:document-statistic meta:table-count="0" meta:image-count="0" meta:object-count="0" meta:page-count="6" meta:paragraph-count="244" meta:word-count="721" meta:character-count="4781" meta:non-whitespace-character-count="3808"/>
    <meta:user-defined meta:name="AppVersion">16.0000</meta:user-defined>
    <meta:template xlink:type="simple" xlink:actuate="onRequest" xlink:title="Normal.dotm" xlink:href=""/>
  </office:meta>
</office:document-meta>
</file>